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 table:number-columns-repeated="6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>
            <draw:frame table:end-cell-address="Hoja1.G180" table:end-x="2.027cm" table:end-y="0.013cm" draw:z-index="0" draw:style-name="gr1" draw:text-style-name="P1" svg:width="15.999cm" svg:height="8.999cm" svg:x="0cm" svg:y="0.047cm">
              <draw:object draw:notify-on-update-of-ranges="Hoja1.A2:Hoja1.A151 Hoja1.B1:Hoja1.B1 Hoja1.B2:Hoja1.B151 Hoja1.C1:Hoja1.C1 Hoja1.C2:Hoja1.C1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8/07/2014</text:date>, <text:time>19:4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08T19:49:10.03</dc:date>
    <dc:creator>W W</dc:creator>
    <meta:editing-duration>PT2H46M11S</meta:editing-duration>
    <meta:editing-cycles>2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3.926cm" style:legend-expansion="high" chart:style-name="ch2"/>
        <chart:plot-area chart:style-name="ch3" table:cell-range-address="Hoja1.A1:Hoja1.C151" chart:data-source-has-labels="both" svg:x="1.358cm" svg:y="0.855cm" svg:width="10.356cm" svg:height="6.957cm">
          <chartooo:coordinate-region svg:x="2.085cm" svg:y="1.067cm" svg:width="9.629cm" svg:height="6.533cm"/>
          <chart:axis chart:dimension="x" chart:name="primary-x" chart:style-name="ch4" chartooo:axis-type="auto">
            <chartooo:date-scale/>
            <chart:title svg:x="5.976cm" svg:y="7.993cm" chart:style-name="ch5">
              <text:p>tiempo</text:p>
            </chart:title>
            <chart:categories table:cell-range-address="Hoja1.A2:Hoja1.A151"/>
          </chart:axis>
          <chart:axis chart:dimension="y" chart:name="primary-y" chart:style-name="ch6">
            <chart:title svg:x="0.451cm" svg:y="4.893cm" chart:style-name="ch7">
              <text:p>ángulo</text:p>
            </chart:title>
            <chart:grid chart:style-name="ch8" chart:class="major"/>
          </chart:axis>
          <chart:series chart:style-name="ch9" chart:values-cell-range-address="Hoja1.B2:Hoja1.B151" chart:label-cell-address="Hoja1.B1:Hoja1.B1" chart:class="chart:line">
            <chart:data-point chart:repeated="150"/>
          </chart:series>
          <chart:series chart:style-name="ch10" chart:values-cell-range-address="Hoja1.C2:Hoja1.C151" chart:label-cell-address="Hoja1.C1:Hoja1.C1" chart:class="chart:line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.02">
                <text:p>0</text:p>
                <draw:g>
                  <svg:desc>Hoja1.A2:Hoja1.A151</svg:desc>
                </draw:g>
              </table:table-cell>
              <table:table-cell office:value-type="float" office:value="-23.02137">
                <text:p>-23.02137</text:p>
                <draw:g>
                  <svg:desc>Hoja1.B2:Hoja1.B151</svg:desc>
                </draw:g>
              </table:table-cell>
              <table:table-cell office:value-type="float" office:value="0.01978234">
                <text:p>0.01978234</text:p>
                <draw:g>
                  <svg:desc>Hoja1.C2:Hoja1.C151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-23.03713">
                <text:p>-23.03713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-23.1126">
                <text:p>-23.1126</text:p>
              </table:table-cell>
              <table:table-cell office:value-type="float" office:value="-16.05464">
                <text:p>-16.0546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-23.24552">
                <text:p>-23.24552</text:p>
              </table:table-cell>
              <table:table-cell office:value-type="float" office:value="-20.85406">
                <text:p>-20.8540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23.43186">
                <text:p>-23.43186</text:p>
              </table:table-cell>
              <table:table-cell office:value-type="float" office:value="-22.3682">
                <text:p>-22.3682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23.66602">
                <text:p>-23.66602</text:p>
              </table:table-cell>
              <table:table-cell office:value-type="float" office:value="-22.90794">
                <text:p>-22.90794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-23.94092">
                <text:p>-23.94092</text:p>
              </table:table-cell>
              <table:table-cell office:value-type="float" office:value="-23.21504">
                <text:p>-23.2150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24.24829">
                <text:p>-24.24829</text:p>
              </table:table-cell>
              <table:table-cell office:value-type="float" office:value="-23.48519">
                <text:p>-23.4851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-24.57885">
                <text:p>-24.57885</text:p>
              </table:table-cell>
              <table:table-cell office:value-type="float" office:value="-23.76941">
                <text:p>-23.7694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24.92262">
                <text:p>-24.92262</text:p>
              </table:table-cell>
              <table:table-cell office:value-type="float" office:value="-24.07124">
                <text:p>-24.07124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-25.26925">
                <text:p>-25.26925</text:p>
              </table:table-cell>
              <table:table-cell office:value-type="float" office:value="-24.38569">
                <text:p>-24.38569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25.60828">
                <text:p>-25.60828</text:p>
              </table:table-cell>
              <table:table-cell office:value-type="float" office:value="-24.71328">
                <text:p>-24.7132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-25.92948">
                <text:p>-25.92948</text:p>
              </table:table-cell>
              <table:table-cell office:value-type="float" office:value="-25.05482">
                <text:p>-25.05482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26.22317">
                <text:p>-26.22317</text:p>
              </table:table-cell>
              <table:table-cell office:value-type="float" office:value="-25.39058">
                <text:p>-25.390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26.48049">
                <text:p>-26.48049</text:p>
              </table:table-cell>
              <table:table-cell office:value-type="float" office:value="-25.708">
                <text:p>-25.708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26.69368">
                <text:p>-26.69368</text:p>
              </table:table-cell>
              <table:table-cell office:value-type="float" office:value="-26.01318">
                <text:p>-26.01318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-26.85632">
                <text:p>-26.85632</text:p>
              </table:table-cell>
              <table:table-cell office:value-type="float" office:value="-26.29576">
                <text:p>-26.29576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26.96348">
                <text:p>-26.96348</text:p>
              </table:table-cell>
              <table:table-cell office:value-type="float" office:value="-26.53409">
                <text:p>-26.53409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-27.01195">
                <text:p>-27.01195</text:p>
              </table:table-cell>
              <table:table-cell office:value-type="float" office:value="-26.72288">
                <text:p>-26.7228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27.00026">
                <text:p>-27.00026</text:p>
              </table:table-cell>
              <table:table-cell office:value-type="float" office:value="-26.85114">
                <text:p>-26.8511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-26.92877">
                <text:p>-26.92877</text:p>
              </table:table-cell>
              <table:table-cell office:value-type="float" office:value="-26.92504">
                <text:p>-26.92504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-26.79963">
                <text:p>-26.79963</text:p>
              </table:table-cell>
              <table:table-cell office:value-type="float" office:value="-26.94238">
                <text:p>-26.94238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-26.61673">
                <text:p>-26.61673</text:p>
              </table:table-cell>
              <table:table-cell office:value-type="float" office:value="-26.8997">
                <text:p>-26.8997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-26.38559">
                <text:p>-26.38559</text:p>
              </table:table-cell>
              <table:table-cell office:value-type="float" office:value="-26.80335">
                <text:p>-26.8033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26.11319">
                <text:p>-26.11319</text:p>
              </table:table-cell>
              <table:table-cell office:value-type="float" office:value="-26.65301">
                <text:p>-26.653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-25.80773">
                <text:p>-25.80773</text:p>
              </table:table-cell>
              <table:table-cell office:value-type="float" office:value="-26.45439">
                <text:p>-26.45439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-25.47843">
                <text:p>-25.47843</text:p>
              </table:table-cell>
              <table:table-cell office:value-type="float" office:value="-26.21317">
                <text:p>-26.21317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-25.13523">
                <text:p>-25.13523</text:p>
              </table:table-cell>
              <table:table-cell office:value-type="float" office:value="-25.93134">
                <text:p>-25.93134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-24.78846">
                <text:p>-24.78846</text:p>
              </table:table-cell>
              <table:table-cell office:value-type="float" office:value="-25.61909">
                <text:p>-25.619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24.44859">
                <text:p>-24.44859</text:p>
              </table:table-cell>
              <table:table-cell office:value-type="float" office:value="-25.28574">
                <text:p>-25.28574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-24.12587">
                <text:p>-24.12587</text:p>
              </table:table-cell>
              <table:table-cell office:value-type="float" office:value="-24.9482">
                <text:p>-24.9482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-23.83004">
                <text:p>-23.83004</text:p>
              </table:table-cell>
              <table:table-cell office:value-type="float" office:value="-24.60858">
                <text:p>-24.60858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-23.57">
                <text:p>-23.57</text:p>
              </table:table-cell>
              <table:table-cell office:value-type="float" office:value="-24.27568">
                <text:p>-24.27568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-23.35362">
                <text:p>-23.35362</text:p>
              </table:table-cell>
              <table:table-cell office:value-type="float" office:value="-23.96408">
                <text:p>-23.964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23.1874">
                <text:p>-23.1874</text:p>
              </table:table-cell>
              <table:table-cell office:value-type="float" office:value="-23.69229">
                <text:p>-23.69229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-23.07637">
                <text:p>-23.07637</text:p>
              </table:table-cell>
              <table:table-cell office:value-type="float" office:value="-23.45628">
                <text:p>-23.45628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-23.02387">
                <text:p>-23.02387</text:p>
              </table:table-cell>
              <table:table-cell office:value-type="float" office:value="-23.26681">
                <text:p>-23.26681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-20.86034">
                <text:p>-20.86034</text:p>
              </table:table-cell>
              <table:table-cell office:value-type="float" office:value="-23.131">
                <text:p>-23.131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-21.85428">
                <text:p>-21.85428</text:p>
              </table:table-cell>
              <table:table-cell office:value-type="float" office:value="-23.04837">
                <text:p>-23.0483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22.72878">
                <text:p>-22.72878</text:p>
              </table:table-cell>
              <table:table-cell office:value-type="float" office:value="-21.50032">
                <text:p>-21.50032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-23.45622">
                <text:p>-23.45622</text:p>
              </table:table-cell>
              <table:table-cell office:value-type="float" office:value="-21.77318">
                <text:p>-21.77318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-24.01366">
                <text:p>-24.01366</text:p>
              </table:table-cell>
              <table:table-cell office:value-type="float" office:value="-22.50942">
                <text:p>-22.50942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-24.38348">
                <text:p>-24.38348</text:p>
              </table:table-cell>
              <table:table-cell office:value-type="float" office:value="-23.28788">
                <text:p>-23.28788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-24.55401">
                <text:p>-24.55401</text:p>
              </table:table-cell>
              <table:table-cell office:value-type="float" office:value="-23.9425">
                <text:p>-23.94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24.51986">
                <text:p>-24.51986</text:p>
              </table:table-cell>
              <table:table-cell office:value-type="float" office:value="-24.42435">
                <text:p>-24.42435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-24.28212">
                <text:p>-24.28212</text:p>
              </table:table-cell>
              <table:table-cell office:value-type="float" office:value="-24.6931">
                <text:p>-24.6931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-23.84828">
                <text:p>-23.84828</text:p>
              </table:table-cell>
              <table:table-cell office:value-type="float" office:value="-24.73313">
                <text:p>-24.73313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-23.23205">
                <text:p>-23.23205</text:p>
              </table:table-cell>
              <table:table-cell office:value-type="float" office:value="-24.55249">
                <text:p>-24.55249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-22.45289">
                <text:p>-22.45289</text:p>
              </table:table-cell>
              <table:table-cell office:value-type="float" office:value="-24.18119">
                <text:p>-24.181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21.53539">
                <text:p>-21.53539</text:p>
              </table:table-cell>
              <table:table-cell office:value-type="float" office:value="-23.62469">
                <text:p>-23.62469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-20.50852">
                <text:p>-20.50852</text:p>
              </table:table-cell>
              <table:table-cell office:value-type="float" office:value="-22.89472">
                <text:p>-22.89472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-19.4047">
                <text:p>-19.4047</text:p>
              </table:table-cell>
              <table:table-cell office:value-type="float" office:value="-22.0206">
                <text:p>-22.0206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-18.25879">
                <text:p>-18.25879</text:p>
              </table:table-cell>
              <table:table-cell office:value-type="float" office:value="-21.00437">
                <text:p>-21.00437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-17.10697">
                <text:p>-17.10697</text:p>
              </table:table-cell>
              <table:table-cell office:value-type="float" office:value="-19.90661">
                <text:p>-19.9066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15.9856">
                <text:p>-15.9856</text:p>
              </table:table-cell>
              <table:table-cell office:value-type="float" office:value="-18.7838">
                <text:p>-18.7838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-14.93009">
                <text:p>-14.93009</text:p>
              </table:table-cell>
              <table:table-cell office:value-type="float" office:value="-17.63961">
                <text:p>-17.63961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-13.97376">
                <text:p>-13.97376</text:p>
              </table:table-cell>
              <table:table-cell office:value-type="float" office:value="-16.53008">
                <text:p>-16.53008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-13.14681">
                <text:p>-13.14681</text:p>
              </table:table-cell>
              <table:table-cell office:value-type="float" office:value="-15.48415">
                <text:p>-15.48415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-12.47535">
                <text:p>-12.47535</text:p>
              </table:table-cell>
              <table:table-cell office:value-type="float" office:value="-14.52832">
                <text:p>-14.52832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11.98057">
                <text:p>-11.98057</text:p>
              </table:table-cell>
              <table:table-cell office:value-type="float" office:value="-13.6978">
                <text:p>-13.6978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-11.67811">
                <text:p>-11.67811</text:p>
              </table:table-cell>
              <table:table-cell office:value-type="float" office:value="-12.99845">
                <text:p>-12.99845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-11.57751">
                <text:p>-11.57751</text:p>
              </table:table-cell>
              <table:table-cell office:value-type="float" office:value="-12.4559">
                <text:p>-12.4559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-11.68194">
                <text:p>-11.68194</text:p>
              </table:table-cell>
              <table:table-cell office:value-type="float" office:value="-12.08452">
                <text:p>-12.08452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-11.98811">
                <text:p>-11.98811</text:p>
              </table:table-cell>
              <table:table-cell office:value-type="float" office:value="-11.89449">
                <text:p>-11.8944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12.48636">
                <text:p>-12.48636</text:p>
              </table:table-cell>
              <table:table-cell office:value-type="float" office:value="-11.88964">
                <text:p>-11.88964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-13.16094">
                <text:p>-13.16094</text:p>
              </table:table-cell>
              <table:table-cell office:value-type="float" office:value="-12.08056">
                <text:p>-12.08056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-13.99057">
                <text:p>-13.99057</text:p>
              </table:table-cell>
              <table:table-cell office:value-type="float" office:value="-12.45704">
                <text:p>-12.45704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-14.94904">
                <text:p>-14.94904</text:p>
              </table:table-cell>
              <table:table-cell office:value-type="float" office:value="-13.01484">
                <text:p>-13.01484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-16.0061">
                <text:p>-16.0061</text:p>
              </table:table-cell>
              <table:table-cell office:value-type="float" office:value="-13.73328">
                <text:p>-13.7332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17.12838">
                <text:p>-17.12838</text:p>
              </table:table-cell>
              <table:table-cell office:value-type="float" office:value="-14.59384">
                <text:p>-14.59384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-18.28042">
                <text:p>-18.28042</text:p>
              </table:table-cell>
              <table:table-cell office:value-type="float" office:value="-15.59622">
                <text:p>-15.59622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-19.42587">
                <text:p>-19.42587</text:p>
              </table:table-cell>
              <table:table-cell office:value-type="float" office:value="-16.69123">
                <text:p>-16.69123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-20.52856">
                <text:p>-20.52856</text:p>
              </table:table-cell>
              <table:table-cell office:value-type="float" office:value="-17.82682">
                <text:p>-17.82682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-21.55367">
                <text:p>-21.55367</text:p>
              </table:table-cell>
              <table:table-cell office:value-type="float" office:value="-18.95829">
                <text:p>-18.9582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22.46884">
                <text:p>-22.46884</text:p>
              </table:table-cell>
              <table:table-cell office:value-type="float" office:value="-20.1025">
                <text:p>-20.1025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-23.24516">
                <text:p>-23.24516</text:p>
              </table:table-cell>
              <table:table-cell office:value-type="float" office:value="-21.21674">
                <text:p>-21.21674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-23.85813">
                <text:p>-23.85813</text:p>
              </table:table-cell>
              <table:table-cell office:value-type="float" office:value="-22.22803">
                <text:p>-22.22803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-24.2884">
                <text:p>-24.2884</text:p>
              </table:table-cell>
              <table:table-cell office:value-type="float" office:value="-23.10484">
                <text:p>-23.10484</text:p>
              </table:table-cell>
            </table:table-row>
            <table:table-row>
              <table:table-cell office:value-type="float" office:value="1.58">
                <text:p/>
              </table:table-cell>
              <table:table-cell office:value-type="float" office:value="-24.52238">
                <text:p>-24.52238</text:p>
              </table:table-cell>
              <table:table-cell office:value-type="float" office:value="-23.81167">
                <text:p>-23.8116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24.55269">
                <text:p>-24.55269</text:p>
              </table:table-cell>
              <table:table-cell office:value-type="float" office:value="-24.32571">
                <text:p>-24.32571</text:p>
              </table:table-cell>
            </table:table-row>
            <table:table-row>
              <table:table-cell office:value-type="float" office:value="1.62">
                <text:p/>
              </table:table-cell>
              <table:table-cell office:value-type="float" office:value="-24.37836">
                <text:p>-24.37836</text:p>
              </table:table-cell>
              <table:table-cell office:value-type="float" office:value="-24.63383">
                <text:p>-24.63383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-24.0049">
                <text:p>-24.0049</text:p>
              </table:table-cell>
              <table:table-cell office:value-type="float" office:value="-24.7244">
                <text:p>-24.7244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-23.4441">
                <text:p>-23.4441</text:p>
              </table:table-cell>
              <table:table-cell office:value-type="float" office:value="-24.60428">
                <text:p>-24.60428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-22.71367">
                <text:p>-22.71367</text:p>
              </table:table-cell>
              <table:table-cell office:value-type="float" office:value="-24.28206">
                <text:p>-24.2820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21.83668">
                <text:p>-21.83668</text:p>
              </table:table-cell>
              <table:table-cell office:value-type="float" office:value="-23.75977">
                <text:p>-23.75977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-20.84079">
                <text:p>-20.84079</text:p>
              </table:table-cell>
              <table:table-cell office:value-type="float" office:value="-23.08104">
                <text:p>-23.08104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-19.75747">
                <text:p>-19.75747</text:p>
              </table:table-cell>
              <table:table-cell office:value-type="float" office:value="-22.25993">
                <text:p>-22.25993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-18.62093">
                <text:p>-18.62093</text:p>
              </table:table-cell>
              <table:table-cell office:value-type="float" office:value="-21.26879">
                <text:p>-21.26879</text:p>
              </table:table-cell>
            </table:table-row>
            <table:table-row>
              <table:table-cell office:value-type="float" office:value="1.78">
                <text:p/>
              </table:table-cell>
              <table:table-cell office:value-type="float" office:value="-17.46703">
                <text:p>-17.46703</text:p>
              </table:table-cell>
              <table:table-cell office:value-type="float" office:value="-20.18756">
                <text:p>-20.1875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16.33222">
                <text:p>-16.33222</text:p>
              </table:table-cell>
              <table:table-cell office:value-type="float" office:value="-19.08338">
                <text:p>-19.08338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-15.25232">
                <text:p>-15.25232</text:p>
              </table:table-cell>
              <table:table-cell office:value-type="float" office:value="-17.96187">
                <text:p>-17.96187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-14.26143">
                <text:p>-14.26143</text:p>
              </table:table-cell>
              <table:table-cell office:value-type="float" office:value="-16.85255">
                <text:p>-16.85255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-13.39083">
                <text:p>-13.39083</text:p>
              </table:table-cell>
              <table:table-cell office:value-type="float" office:value="-15.78269">
                <text:p>-15.78269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-12.66803">
                <text:p>-12.66803</text:p>
              </table:table-cell>
              <table:table-cell office:value-type="float" office:value="-14.80022">
                <text:p>-14.8002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12.11582">
                <text:p>-12.11582</text:p>
              </table:table-cell>
              <table:table-cell office:value-type="float" office:value="-13.93465">
                <text:p>-13.93465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-11.75166">
                <text:p>-11.75166</text:p>
              </table:table-cell>
              <table:table-cell office:value-type="float" office:value="-13.20372">
                <text:p>-13.20372</text:p>
              </table:table-cell>
            </table:table-row>
            <table:table-row>
              <table:table-cell office:value-type="float" office:value="1.94">
                <text:p/>
              </table:table-cell>
              <table:table-cell office:value-type="float" office:value="-11.58703">
                <text:p>-11.58703</text:p>
              </table:table-cell>
              <table:table-cell office:value-type="float" office:value="-12.62161">
                <text:p>-12.6216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-11.62714">
                <text:p>-11.62714</text:p>
              </table:table-cell>
              <table:table-cell office:value-type="float" office:value="-12.19668">
                <text:p>-12.19668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-11.87072">
                <text:p>-11.87072</text:p>
              </table:table-cell>
              <table:table-cell office:value-type="float" office:value="-11.94255">
                <text:p>-11.94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.31007">
                <text:p>-12.31007</text:p>
              </table:table-cell>
              <table:table-cell office:value-type="float" office:value="-11.87142">
                <text:p>-11.87142</text:p>
              </table:table-cell>
            </table:table-row>
            <table:table-row>
              <table:table-cell office:value-type="float" office:value="2.02">
                <text:p/>
              </table:table-cell>
              <table:table-cell office:value-type="float" office:value="-12.93134">
                <text:p>-12.93134</text:p>
              </table:table-cell>
              <table:table-cell office:value-type="float" office:value="-11.99804">
                <text:p>-11.99804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-13.7149">
                <text:p>-13.7149</text:p>
              </table:table-cell>
              <table:table-cell office:value-type="float" office:value="-12.3207">
                <text:p>-12.3207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-14.636">
                <text:p>-14.636</text:p>
              </table:table-cell>
              <table:table-cell office:value-type="float" office:value="-12.81521">
                <text:p>-12.81521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-15.66558">
                <text:p>-15.66558</text:p>
              </table:table-cell>
              <table:table-cell office:value-type="float" office:value="-13.47291">
                <text:p>-13.4729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16.77111">
                <text:p>-16.77111</text:p>
              </table:table-cell>
              <table:table-cell office:value-type="float" office:value="-14.29094">
                <text:p>-14.29094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-17.91772">
                <text:p>-17.91772</text:p>
              </table:table-cell>
              <table:table-cell office:value-type="float" office:value="-15.25647">
                <text:p>-15.25647</text:p>
              </table:table-cell>
            </table:table-row>
            <table:table-row>
              <table:table-cell office:value-type="float" office:value="2.14">
                <text:p/>
              </table:table-cell>
              <table:table-cell office:value-type="float" office:value="-19.06917">
                <text:p>-19.06917</text:p>
              </table:table-cell>
              <table:table-cell office:value-type="float" office:value="-16.33186">
                <text:p>-16.33186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-20.18911">
                <text:p>-20.18911</text:p>
              </table:table-cell>
              <table:table-cell office:value-type="float" office:value="-17.46226">
                <text:p>-17.46226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-21.2422">
                <text:p>-21.2422</text:p>
              </table:table-cell>
              <table:table-cell office:value-type="float" office:value="-18.60741">
                <text:p>-18.6074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22.19518">
                <text:p>-22.19518</text:p>
              </table:table-cell>
              <table:table-cell office:value-type="float" office:value="-19.72838">
                <text:p>-19.72838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-23.01795">
                <text:p>-23.01795</text:p>
              </table:table-cell>
              <table:table-cell office:value-type="float" office:value="-20.84034">
                <text:p>-20.84034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-23.68456">
                <text:p>-23.68456</text:p>
              </table:table-cell>
              <table:table-cell office:value-type="float" office:value="-21.92263">
                <text:p>-21.92263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-24.17393">
                <text:p>-24.17393</text:p>
              </table:table-cell>
              <table:table-cell office:value-type="float" office:value="-22.85718">
                <text:p>-22.85718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-24.47064">
                <text:p>-24.47064</text:p>
              </table:table-cell>
              <table:table-cell office:value-type="float" office:value="-23.62185">
                <text:p>-23.6218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24.56529">
                <text:p>-24.56529</text:p>
              </table:table-cell>
              <table:table-cell office:value-type="float" office:value="-24.20793">
                <text:p>-24.20793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-24.45492">
                <text:p>-24.45492</text:p>
              </table:table-cell>
              <table:table-cell office:value-type="float" office:value="-24.56076">
                <text:p>-24.56076</text:p>
              </table:table-cell>
            </table:table-row>
            <table:table-row>
              <table:table-cell office:value-type="float" office:value="2.34">
                <text:p/>
              </table:table-cell>
              <table:table-cell office:value-type="float" office:value="-24.143">
                <text:p>-24.143</text:p>
              </table:table-cell>
              <table:table-cell office:value-type="float" office:value="-24.71628">
                <text:p>-24.71628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-23.63938">
                <text:p>-23.63938</text:p>
              </table:table-cell>
              <table:table-cell office:value-type="float" office:value="-24.66047">
                <text:p>-24.66047</text:p>
              </table:table-cell>
            </table:table-row>
            <table:table-row>
              <table:table-cell office:value-type="float" office:value="2.38">
                <text:p/>
              </table:table-cell>
              <table:table-cell office:value-type="float" office:value="-22.95997">
                <text:p>-22.95997</text:p>
              </table:table-cell>
              <table:table-cell office:value-type="float" office:value="-24.39999">
                <text:p>-24.39999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22.12621">
                <text:p>-22.12621</text:p>
              </table:table-cell>
              <table:table-cell office:value-type="float" office:value="-23.93331">
                <text:p>-23.93331</text:p>
              </table:table-cell>
            </table:table-row>
            <table:table-row>
              <table:table-cell office:value-type="float" office:value="2.42">
                <text:p/>
              </table:table-cell>
              <table:table-cell office:value-type="float" office:value="-21.16442">
                <text:p>-21.16442</text:p>
              </table:table-cell>
              <table:table-cell office:value-type="float" office:value="-23.28594">
                <text:p>-23.28594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-20.10499">
                <text:p>-20.10499</text:p>
              </table:table-cell>
              <table:table-cell office:value-type="float" office:value="-22.53618">
                <text:p>-22.53618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-18.98134">
                <text:p>-18.98134</text:p>
              </table:table-cell>
              <table:table-cell office:value-type="float" office:value="-21.5811">
                <text:p>-21.5811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-17.82896">
                <text:p>-17.82896</text:p>
              </table:table-cell>
              <table:table-cell office:value-type="float" office:value="-20.52281">
                <text:p>-20.5228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16.68425">
                <text:p>-16.68425</text:p>
              </table:table-cell>
              <table:table-cell office:value-type="float" office:value="-19.42832">
                <text:p>-19.42832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-15.58334">
                <text:p>-15.58334</text:p>
              </table:table-cell>
              <table:table-cell office:value-type="float" office:value="-18.31646">
                <text:p>-18.31646</text:p>
              </table:table-cell>
            </table:table-row>
            <table:table-row>
              <table:table-cell office:value-type="float" office:value="2.54">
                <text:p/>
              </table:table-cell>
              <table:table-cell office:value-type="float" office:value="-14.56098">
                <text:p>-14.56098</text:p>
              </table:table-cell>
              <table:table-cell office:value-type="float" office:value="-17.20064">
                <text:p>-17.20064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-13.64947">
                <text:p>-13.64947</text:p>
              </table:table-cell>
              <table:table-cell office:value-type="float" office:value="-16.11105">
                <text:p>-16.11105</text:p>
              </table:table-cell>
            </table:table-row>
            <table:table-row>
              <table:table-cell office:value-type="float" office:value="2.58">
                <text:p/>
              </table:table-cell>
              <table:table-cell office:value-type="float" office:value="-12.87757">
                <text:p>-12.87757</text:p>
              </table:table-cell>
              <table:table-cell office:value-type="float" office:value="-15.08474">
                <text:p>-15.0847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12.26965">
                <text:p>-12.26965</text:p>
              </table:table-cell>
              <table:table-cell office:value-type="float" office:value="-14.17677">
                <text:p>-14.17677</text:p>
              </table:table-cell>
            </table:table-row>
            <table:table-row>
              <table:table-cell office:value-type="float" office:value="2.62">
                <text:p/>
              </table:table-cell>
              <table:table-cell office:value-type="float" office:value="-11.84492">
                <text:p>-11.84492</text:p>
              </table:table-cell>
              <table:table-cell office:value-type="float" office:value="-13.40234">
                <text:p>-13.40234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-11.61679">
                <text:p>-11.61679</text:p>
              </table:table-cell>
              <table:table-cell office:value-type="float" office:value="-12.77938">
                <text:p>-12.77938</text:p>
              </table:table-cell>
            </table:table-row>
            <table:table-row>
              <table:table-cell office:value-type="float" office:value="2.66">
                <text:p/>
              </table:table-cell>
              <table:table-cell office:value-type="float" office:value="-11.59245">
                <text:p>-11.59245</text:p>
              </table:table-cell>
              <table:table-cell office:value-type="float" office:value="-12.31027">
                <text:p>-12.31027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-11.77267">
                <text:p>-11.77267</text:p>
              </table:table-cell>
              <table:table-cell office:value-type="float" office:value="-12.00464">
                <text:p>-12.00464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12.15177">
                <text:p>-12.15177</text:p>
              </table:table-cell>
              <table:table-cell office:value-type="float" office:value="-11.88063">
                <text:p>-11.88063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-12.71778">
                <text:p>-12.71778</text:p>
              </table:table-cell>
              <table:table-cell office:value-type="float" office:value="-11.94367">
                <text:p>-11.94367</text:p>
              </table:table-cell>
            </table:table-row>
            <table:table-row>
              <table:table-cell office:value-type="float" office:value="2.74">
                <text:p/>
              </table:table-cell>
              <table:table-cell office:value-type="float" office:value="-13.45282">
                <text:p>-13.45282</text:p>
              </table:table-cell>
              <table:table-cell office:value-type="float" office:value="-12.20652">
                <text:p>-12.20652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-14.33368">
                <text:p>-14.33368</text:p>
              </table:table-cell>
              <table:table-cell office:value-type="float" office:value="-12.64497">
                <text:p>-12.64497</text:p>
              </table:table-cell>
            </table:table-row>
            <table:table-row>
              <table:table-cell office:value-type="float" office:value="2.78">
                <text:p/>
              </table:table-cell>
              <table:table-cell office:value-type="float" office:value="-15.33256">
                <text:p>-15.33256</text:p>
              </table:table-cell>
              <table:table-cell office:value-type="float" office:value="-13.23884">
                <text:p>-13.2388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16.41791">
                <text:p>-16.41791</text:p>
              </table:table-cell>
              <table:table-cell office:value-type="float" office:value="-14.00948">
                <text:p>-14.00948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-17.55548">
                <text:p>-17.55548</text:p>
              </table:table-cell>
              <table:table-cell office:value-type="float" office:value="-14.92657">
                <text:p>-14.92657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-18.70934">
                <text:p>-18.70934</text:p>
              </table:table-cell>
              <table:table-cell office:value-type="float" office:value="-15.97912">
                <text:p>-15.97912</text:p>
              </table:table-cell>
            </table:table-row>
            <table:table-row>
              <table:table-cell office:value-type="float" office:value="2.86">
                <text:p/>
              </table:table-cell>
              <table:table-cell office:value-type="float" office:value="-19.84305">
                <text:p>-19.84305</text:p>
              </table:table-cell>
              <table:table-cell office:value-type="float" office:value="-17.1053">
                <text:p>-17.1053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-20.92083">
                <text:p>-20.92083</text:p>
              </table:table-cell>
              <table:table-cell office:value-type="float" office:value="-18.25696">
                <text:p>-18.2569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21.90865">
                <text:p>-21.90865</text:p>
              </table:table-cell>
              <table:table-cell office:value-type="float" office:value="-19.39266">
                <text:p>-19.39266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-22.77531">
                <text:p>-22.77531</text:p>
              </table:table-cell>
              <table:table-cell office:value-type="float" office:value="-20.50772">
                <text:p>-20.50772</text:p>
              </table:table-cell>
            </table:table-row>
            <table:table-row>
              <table:table-cell office:value-type="float" office:value="2.94">
                <text:p/>
              </table:table-cell>
              <table:table-cell office:value-type="float" office:value="-23.49347">
                <text:p>-23.49347</text:p>
              </table:table-cell>
              <table:table-cell office:value-type="float" office:value="-21.59704">
                <text:p>-21.59704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-24.04043">
                <text:p>-24.04043</text:p>
              </table:table-cell>
              <table:table-cell office:value-type="float" office:value="-22.56702">
                <text:p>-22.56702</text:p>
              </table:table-cell>
            </table:table-row>
            <table:table-row>
              <table:table-cell office:value-type="float" office:value="2.98">
                <text:p/>
              </table:table-cell>
              <table:table-cell office:value-type="float" office:value="-24.39892">
                <text:p>-24.39892</text:p>
              </table:table-cell>
              <table:table-cell office:value-type="float" office:value="-23.38171">
                <text:p>-23.38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.55764">
                <text:p>-24.55764</text:p>
              </table:table-cell>
              <table:table-cell office:value-type="float" office:value="-24.02701">
                <text:p>-24.02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